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0月28日至108年11月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861" calcext:value-type="float" table:number-columns-spanned="2" table:number-rows-spanned="1">
            <text:p><text:s/>861 </text:p>
          </table:table-cell>
          <table:covered-table-cell table:style-name="ce49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861" calcext:value-type="float" table:number-columns-spanned="2" table:number-rows-spanned="1">
            <text:p><text:s/>861 </text:p>
          </table:table-cell>
          <table:covered-table-cell table:style-name="ce49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25" calcext:value-type="float">
            <text:p>125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33.33" calcext:value-type="float" table:number-columns-spanned="2" table:number-rows-spanned="1">
            <text:p>133.33 </text:p>
          </table:table-cell>
          <table:covered-table-cell table:style-name="ce18"/>
          <table:table-cell table:style-name="ce17" office:value-type="float" office:value="77.42" calcext:value-type="float" table:number-columns-spanned="2" table:number-rows-spanned="1">
            <text:p>77.42 </text:p>
          </table:table-cell>
          <table:covered-table-cell table:style-name="ce18"/>
          <table:table-cell table:style-name="ce17" office:value-type="float" office:value="92.31" calcext:value-type="float" table:number-columns-spanned="2" table:number-rows-spanned="1">
            <text:p>92.31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1 月 04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00/00/00</text:date>, <text:time style:data-style-name="N2" text:time-value="15:21:29.63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1-05T15:23:30.277000000</dc:date>
    <meta:editing-duration>PT5H12M27S</meta:editing-duration>
    <meta:editing-cycles>157</meta:editing-cycles>
    <meta:document-statistic meta:table-count="1" meta:cell-count="39" meta:object-count="0"/>
  </office:meta>
</office:document-meta>
</file>